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6208" calcext:value-type="float">
            <text:p>82.4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7208" calcext:value-type="float">
            <text:p>82.8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845112380301</text:p>
          </table:table-cell>
          <table:table-cell office:value-type="string" calcext:value-type="string">
            <text:p>B-18-04 01ABD [BMW-2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6" meta:object-count="0"/>
    <meta:user-defined meta:name="AppVersion">3.0</meta:user-defined>
  </office:meta>
</office:document-meta>
</file>